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Comma" style:data-style-name="N112">
      <style:table-cell-properties fo:background-color="#e6e0e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omma" style:data-style-name="N112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row table:style-name="ro1">
          <table:table-cell table:style-name="Default"/>
          <table:table-cell table:style-name="ce2" office:value-type="string" office:string-value="FGH" calcext:value-type="string">
            <text:p><text:s/>FGH </text:p>
          </table:table-cell>
          <table:table-cell table:style-name="ce2" office:value-type="string" office:string-value="MGG" calcext:value-type="string">
            <text:p><text:s/>MGG </text:p>
          </table:table-cell>
          <table:table-cell table:style-name="ce2" office:value-type="string" office:string-value="EMT" calcext:value-type="string">
            <text:p><text:s/>EMT </text:p>
          </table:table-cell>
        </table:table-row>
        <table:table-row table:style-name="ro1">
          <table:table-cell office:value-type="string" office:string-value="C3" calcext:value-type="string">
            <text:p><text:s/>C3 </text:p>
          </table:table-cell>
          <table:table-cell office:value-type="float" office:value="0.044444444" calcext:value-type="float">
            <text:p><text:s/>0.044 <text:s text:c="3"/></text:p>
          </table:table-cell>
          <table:table-cell office:value-type="float" office:value="0.2223301" calcext:value-type="float">
            <text:p><text:s/>0.222 <text:s text:c="3"/></text:p>
          </table:table-cell>
          <table:table-cell office:value-type="float" office:value="0.14594595" calcext:value-type="float">
            <text:p><text:s/>0.146 <text:s text:c="3"/></text:p>
          </table:table-cell>
        </table:table-row>
        <table:table-row table:style-name="ro1">
          <table:table-cell office:value-type="string" office:string-value="C4" calcext:value-type="string">
            <text:p><text:s/>C4 </text:p>
          </table:table-cell>
          <table:table-cell office:value-type="float" office:value="0.019753086" calcext:value-type="float">
            <text:p><text:s/>0.020 <text:s text:c="3"/></text:p>
          </table:table-cell>
          <table:table-cell office:value-type="float" office:value="0.22330097" calcext:value-type="float">
            <text:p><text:s/>0.223 <text:s text:c="3"/></text:p>
          </table:table-cell>
          <table:table-cell office:value-type="float" office:value="0.18378378" calcext:value-type="float">
            <text:p><text:s/>0.184 <text:s text:c="3"/></text:p>
          </table:table-cell>
        </table:table-row>
        <table:table-row table:style-name="ro1">
          <table:table-cell office:value-type="string" office:string-value="CZ" calcext:value-type="string">
            <text:p><text:s/>CZ </text:p>
          </table:table-cell>
          <table:table-cell office:value-type="float" office:value="0.022222222" calcext:value-type="float">
            <text:p><text:s/>0.022 <text:s text:c="3"/></text:p>
          </table:table-cell>
          <table:table-cell office:value-type="float" office:value="0.18737864" calcext:value-type="float">
            <text:p><text:s/>0.187 <text:s text:c="3"/></text:p>
          </table:table-cell>
          <table:table-cell office:value-type="float" office:value="0.14774775" calcext:value-type="float">
            <text:p><text:s/>0.148 <text:s text:c="3"/></text:p>
          </table:table-cell>
        </table:table-row>
        <table:table-row table:style-name="ro1">
          <table:table-cell office:value-type="string" office:string-value="F3" calcext:value-type="string">
            <text:p><text:s/>F3 </text:p>
          </table:table-cell>
          <table:table-cell office:value-type="float" office:value="0.279012346" calcext:value-type="float">
            <text:p><text:s/>0.279 <text:s text:c="3"/></text:p>
          </table:table-cell>
          <table:table-cell office:value-type="float" office:value="0.15242718" calcext:value-type="float">
            <text:p><text:s/>0.152 <text:s text:c="3"/></text:p>
          </table:table-cell>
          <table:table-cell office:value-type="float" office:value="0.09009009" calcext:value-type="float">
            <text:p><text:s/>0.090 <text:s text:c="3"/></text:p>
          </table:table-cell>
        </table:table-row>
        <table:table-row table:style-name="ro1">
          <table:table-cell office:value-type="string" office:string-value="F4" calcext:value-type="string">
            <text:p><text:s/>F4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368932" calcext:value-type="float">
            <text:p><text:s/>0.137 <text:s text:c="3"/></text:p>
          </table:table-cell>
          <table:table-cell office:value-type="float" office:value="0.19099099" calcext:value-type="float">
            <text:p><text:s/>0.191 <text:s text:c="3"/></text:p>
          </table:table-cell>
        </table:table-row>
        <table:table-row table:style-name="ro1">
          <table:table-cell office:value-type="string" office:string-value="F7" calcext:value-type="string">
            <text:p><text:s/>F7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4951456" calcext:value-type="float">
            <text:p><text:s/>0.150 <text:s text:c="3"/></text:p>
          </table:table-cell>
          <table:table-cell office:value-type="float" office:value="0.07567568" calcext:value-type="float">
            <text:p><text:s/>0.076 <text:s text:c="3"/></text:p>
          </table:table-cell>
        </table:table-row>
        <table:table-row table:style-name="ro1">
          <table:table-cell office:value-type="string" office:string-value="F8" calcext:value-type="string">
            <text:p><text:s/>F8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2621359" calcext:value-type="float">
            <text:p><text:s/>0.126 <text:s text:c="3"/></text:p>
          </table:table-cell>
          <table:table-cell office:value-type="float" office:value="0.18558559" calcext:value-type="float">
            <text:p><text:s/>0.186 <text:s text:c="3"/></text:p>
          </table:table-cell>
        </table:table-row>
        <table:table-row table:style-name="ro1">
          <table:table-cell office:value-type="string" office:string-value="FP1" calcext:value-type="string">
            <text:p><text:s/>FP1 </text:p>
          </table:table-cell>
          <table:table-cell office:value-type="float" office:value="0.995061728" calcext:value-type="float">
            <text:p><text:s/>0.995 <text:s text:c="3"/></text:p>
          </table:table-cell>
          <table:table-cell office:value-type="float" office:value="0.16407767" calcext:value-type="float">
            <text:p><text:s/>0.164 <text:s text:c="3"/></text:p>
          </table:table-cell>
          <table:table-cell office:value-type="float" office:value="0.14414414" calcext:value-type="float">
            <text:p><text:s/>0.144 <text:s text:c="3"/></text:p>
          </table:table-cell>
        </table:table-row>
        <table:table-row table:style-name="ro1">
          <table:table-cell office:value-type="string" office:string-value="FP2" calcext:value-type="string">
            <text:p><text:s/>FP2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4271845" calcext:value-type="float">
            <text:p><text:s/>0.143 <text:s text:c="3"/></text:p>
          </table:table-cell>
          <table:table-cell office:value-type="float" office:value="0.10810811" calcext:value-type="float">
            <text:p><text:s/>0.108 <text:s text:c="3"/></text:p>
          </table:table-cell>
        </table:table-row>
        <table:table-row table:style-name="ro1">
          <table:table-cell office:value-type="string" office:string-value="FZ" calcext:value-type="string">
            <text:p><text:s/>FZ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9126214" calcext:value-type="float">
            <text:p><text:s/>0.191 <text:s text:c="3"/></text:p>
          </table:table-cell>
          <table:table-cell office:value-type="float" office:value="0.18198198" calcext:value-type="float">
            <text:p><text:s/>0.182 <text:s text:c="3"/></text:p>
          </table:table-cell>
        </table:table-row>
        <table:table-row table:style-name="ro1">
          <table:table-cell office:value-type="string" office:string-value="O1" calcext:value-type="string">
            <text:p><text:s/>O1 </text:p>
          </table:table-cell>
          <table:table-cell office:value-type="float" office:value="0.061728395" calcext:value-type="float">
            <text:p><text:s/>0.062 <text:s text:c="3"/></text:p>
          </table:table-cell>
          <table:table-cell office:value-type="float" office:value="0.15339806" calcext:value-type="float">
            <text:p><text:s/>0.153 <text:s text:c="3"/></text:p>
          </table:table-cell>
          <table:table-cell office:value-type="float" office:value="0.24504505" calcext:value-type="float">
            <text:p><text:s/>0.245 <text:s text:c="3"/></text:p>
          </table:table-cell>
        </table:table-row>
        <table:table-row table:style-name="ro1">
          <table:table-cell office:value-type="string" office:string-value="O2" calcext:value-type="string">
            <text:p><text:s/>O2 </text:p>
          </table:table-cell>
          <table:table-cell office:value-type="float" office:value="0.056790123" calcext:value-type="float">
            <text:p><text:s/>0.057 <text:s text:c="3"/></text:p>
          </table:table-cell>
          <table:table-cell office:value-type="float" office:value="0.16796117" calcext:value-type="float">
            <text:p><text:s/>0.168 <text:s text:c="3"/></text:p>
          </table:table-cell>
          <table:table-cell office:value-type="float" office:value="0.2" calcext:value-type="float">
            <text:p><text:s/>0.200 <text:s text:c="3"/></text:p>
          </table:table-cell>
        </table:table-row>
        <table:table-row table:style-name="ro1">
          <table:table-cell office:value-type="string" office:string-value="P3" calcext:value-type="string">
            <text:p><text:s/>P3 </text:p>
          </table:table-cell>
          <table:table-cell office:value-type="float" office:value="0.074074074" calcext:value-type="float">
            <text:p><text:s/>0.074 <text:s text:c="3"/></text:p>
          </table:table-cell>
          <table:table-cell office:value-type="float" office:value="0.22912621" calcext:value-type="float">
            <text:p><text:s/>0.229 <text:s text:c="3"/></text:p>
          </table:table-cell>
          <table:table-cell office:value-type="float" office:value="0.13873874" calcext:value-type="float">
            <text:p><text:s/>0.139 <text:s text:c="3"/></text:p>
          </table:table-cell>
        </table:table-row>
        <table:table-row table:style-name="ro1">
          <table:table-cell office:value-type="string" office:string-value="P4" calcext:value-type="string">
            <text:p><text:s/>P4 </text:p>
          </table:table-cell>
          <table:table-cell office:value-type="float" office:value="0.054320988" calcext:value-type="float">
            <text:p><text:s/>0.054 <text:s text:c="3"/></text:p>
          </table:table-cell>
          <table:table-cell office:value-type="float" office:value="0.21456311" calcext:value-type="float">
            <text:p><text:s/>0.215 <text:s text:c="3"/></text:p>
          </table:table-cell>
          <table:table-cell office:value-type="float" office:value="0.15135135" calcext:value-type="float">
            <text:p><text:s/>0.151 <text:s text:c="3"/></text:p>
          </table:table-cell>
        </table:table-row>
        <table:table-row table:style-name="ro1">
          <table:table-cell office:value-type="string" office:string-value="PZ" calcext:value-type="string">
            <text:p><text:s/>PZ </text:p>
          </table:table-cell>
          <table:table-cell office:value-type="float" office:value="0.039506173" calcext:value-type="float">
            <text:p><text:s/>0.040 <text:s text:c="3"/></text:p>
          </table:table-cell>
          <table:table-cell office:value-type="float" office:value="0.17961165" calcext:value-type="float">
            <text:p><text:s/>0.180 <text:s text:c="3"/></text:p>
          </table:table-cell>
          <table:table-cell office:value-type="float" office:value="0.12972973" calcext:value-type="float">
            <text:p><text:s/>0.130 <text:s text:c="3"/></text:p>
          </table:table-cell>
        </table:table-row>
        <table:table-row table:style-name="ro1">
          <table:table-cell office:value-type="string" office:string-value="T3" calcext:value-type="string">
            <text:p><text:s/>T3 </text:p>
          </table:table-cell>
          <table:table-cell office:value-type="float" office:value="0.071604938" calcext:value-type="float">
            <text:p><text:s/>0.072 <text:s text:c="3"/></text:p>
          </table:table-cell>
          <table:table-cell office:value-type="float" office:value="0.13980583" calcext:value-type="float">
            <text:p><text:s/>0.140 <text:s text:c="3"/></text:p>
          </table:table-cell>
          <table:table-cell office:value-type="float" office:value="0.17297297" calcext:value-type="float">
            <text:p><text:s/>0.173 <text:s text:c="3"/></text:p>
          </table:table-cell>
        </table:table-row>
        <table:table-row table:style-name="ro1">
          <table:table-cell office:value-type="string" office:string-value="T4" calcext:value-type="string">
            <text:p><text:s/>T4 </text:p>
          </table:table-cell>
          <table:table-cell office:value-type="float" office:value="0.024691358" calcext:value-type="float">
            <text:p><text:s/>0.025 <text:s text:c="3"/></text:p>
          </table:table-cell>
          <table:table-cell office:value-type="float" office:value="0.12815534" calcext:value-type="float">
            <text:p><text:s/>0.128 <text:s text:c="3"/></text:p>
          </table:table-cell>
          <table:table-cell office:value-type="float" office:value="0.14954955" calcext:value-type="float">
            <text:p><text:s/>0.150 <text:s text:c="3"/></text:p>
          </table:table-cell>
        </table:table-row>
        <table:table-row table:style-name="ro1">
          <table:table-cell office:value-type="string" office:string-value="T5" calcext:value-type="string">
            <text:p><text:s/>T5 </text:p>
          </table:table-cell>
          <table:table-cell office:value-type="float" office:value="0.051851852" calcext:value-type="float">
            <text:p><text:s/>0.052 <text:s text:c="3"/></text:p>
          </table:table-cell>
          <table:table-cell office:value-type="float" office:value="0.23203883" calcext:value-type="float">
            <text:p><text:s/>0.232 <text:s text:c="3"/></text:p>
          </table:table-cell>
          <table:table-cell office:value-type="float" office:value="0.22342342" calcext:value-type="float">
            <text:p><text:s/>0.223 <text:s text:c="3"/></text:p>
          </table:table-cell>
        </table:table-row>
        <table:table-row table:style-name="ro1">
          <table:table-cell office:value-type="string" office:string-value="T6" calcext:value-type="string">
            <text:p><text:s/>T6 </text:p>
          </table:table-cell>
          <table:table-cell office:value-type="float" office:value="0.044444444" calcext:value-type="float">
            <text:p><text:s/>0.044 <text:s text:c="3"/></text:p>
          </table:table-cell>
          <table:table-cell office:value-type="float" office:value="0.21165049" calcext:value-type="float">
            <text:p><text:s/>0.212 <text:s text:c="3"/></text:p>
          </table:table-cell>
          <table:table-cell office:value-type="float" office:value="0.23423423" calcext:value-type="float">
            <text:p><text:s/>0.234 <text:s text:c="3"/></text:p>
          </table:table-cell>
        </table:table-row>
        <table:table-row table:style-name="ro1">
          <table:table-cell office:value-type="string" office:string-value="LOG" calcext:value-type="string">
            <text:p><text:s/>LOG </text:p>
          </table:table-cell>
          <table:table-cell office:value-type="float" office:value="0.125925926" calcext:value-type="float">
            <text:p><text:s/>0.126 <text:s text:c="3"/></text:p>
          </table:table-cell>
          <table:table-cell office:value-type="float" office:value="0.43203883" calcext:value-type="float">
            <text:p><text:s/>0.432 <text:s text:c="3"/></text:p>
          </table:table-cell>
          <table:table-cell office:value-type="float" office:value="0.34594595" calcext:value-type="float">
            <text:p><text:s/>0.346 <text:s text:c="3"/></text:p>
          </table:table-cell>
        </table:table-row>
        <table:table-row table:style-name="ro1">
          <table:table-cell office:value-type="string" office:string-value="ROG" calcext:value-type="string">
            <text:p><text:s/>ROG </text:p>
          </table:table-cell>
          <table:table-cell office:value-type="float" office:value="0.165432099" calcext:value-type="float">
            <text:p><text:s/>0.165 <text:s text:c="3"/></text:p>
          </table:table-cell>
          <table:table-cell office:value-type="float" office:value="0.46019417" calcext:value-type="float">
            <text:p><text:s/>0.460 <text:s text:c="3"/></text:p>
          </table:table-cell>
          <table:table-cell office:value-type="float" office:value="0.40720721" calcext:value-type="float">
            <text:p><text:s/>0.407 <text:s text:c="3"/></text:p>
          </table:table-cell>
        </table:table-row>
        <table:table-row table:style-name="ro1">
          <table:table-cell office:value-type="string" office:string-value="EMG" calcext:value-type="string">
            <text:p><text:s/>EMG </text:p>
          </table:table-cell>
          <table:table-cell office:value-type="float" office:value="0.002469136" calcext:value-type="float">
            <text:p><text:s/>0.002 <text:s text:c="3"/></text:p>
          </table:table-cell>
          <table:table-cell office:value-type="float" office:value="0.05631068" calcext:value-type="float">
            <text:p><text:s/>0.056 <text:s text:c="3"/></text:p>
          </table:table-cell>
          <table:table-cell office:value-type="float" office:value="0.07747748" calcext:value-type="float">
            <text:p><text:s/>0.077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3:28:47.016805833</meta:creation-date>
    <dc:date>2017-03-29T03:29:15.064294311</dc:date>
    <meta:editing-duration>PT28S</meta:editing-duration>
    <meta:editing-cycles>1</meta:editing-cycles>
    <meta:document-statistic meta:table-count="1" meta:cell-count="91" meta:object-count="0"/>
    <meta:generator>LibreOffice/5.1.6.2$Linux_x86 LibreOffice_project/10m0$Build-2</meta:generator>
  </office:meta>
</office:document-meta>
</file>